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anolito</text:p>
          </table:table-cell>
        </table:table-row>
        <table:table-row table:style-name="ro1">
          <table:table-cell office:value-type="string" calcext:value-type="string">
            <text:p>qué tal</text:p>
          </table:table-cell>
        </table:table-row>
        <table:table-row table:style-name="ro1">
          <table:table-cell office:value-type="string" calcext:value-type="string">
            <text:p>está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0:32:18.802358416</meta:creation-date>
    <dc:date>2018-11-17T10:32:55.084840462</dc:date>
    <meta:editing-duration>PT36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